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0a409b" officeooo:paragraph-rsid="000a409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0cfdb7" officeooo:paragraph-rsid="000cfdb7"/>
    </style:style>
    <style:style style:name="P3" style:family="paragraph" style:parent-style-name="Standard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officeooo:rsid="000a409b" officeooo:paragraph-rsid="000a409b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officeooo:rsid="000b485a" officeooo:paragraph-rsid="000b485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fo:font-weight="bold" officeooo:rsid="000cfdb7" officeooo:paragraph-rsid="000cfdb7" style:font-size-asian="12.25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0fb12c" officeooo:paragraph-rsid="000fb12c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0fb12c" officeooo:paragraph-rsid="000fd4d3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0fd4d3" officeooo:paragraph-rsid="000fd4d3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officeooo:rsid="000fb12c" officeooo:paragraph-rsid="000fb12c" style:font-size-asian="10.5pt" style:font-size-complex="12pt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officeooo:rsid="000fb12c" officeooo:paragraph-rsid="000fd4d3" style:font-size-asian="10.5pt" style:font-size-complex="12pt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officeooo:rsid="000fd4d3" officeooo:paragraph-rsid="000fd4d3" style:font-size-asian="10.5pt" style:font-size-complex="12pt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officeooo:rsid="0011fd27" officeooo:paragraph-rsid="000fd4d3" style:font-size-asian="10.5pt" style:font-size-complex="12pt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officeooo:rsid="0011fd27" officeooo:paragraph-rsid="0011fd27" style:font-size-asian="10.5pt" style:font-size-complex="12pt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officeooo:rsid="001227bb" officeooo:paragraph-rsid="001227bb" style:font-size-asian="10.5pt" style:font-size-complex="12pt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officeooo:rsid="0013e55a" officeooo:paragraph-rsid="0013e55a" style:font-size-asian="10.5pt" style:font-size-complex="12pt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officeooo:rsid="00158d73" officeooo:paragraph-rsid="00158d73" style:font-size-asian="10.5pt" style:font-size-complex="12pt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officeooo:rsid="00162811" officeooo:paragraph-rsid="00162811" style:font-size-asian="10.5pt" style:font-size-complex="12pt"/>
    </style:style>
    <style:style style:name="P19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officeooo:rsid="001ac7fc" officeooo:paragraph-rsid="001ac7fc" style:font-size-asian="10.5pt" style:font-size-complex="12pt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officeooo:rsid="00373587" officeooo:paragraph-rsid="00373587" style:font-size-asian="10.5pt" style:font-size-complex="12pt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officeooo:rsid="0037fc5b" officeooo:paragraph-rsid="00373587" style:font-size-asian="10.5pt" style:font-size-complex="12pt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officeooo:rsid="0037fc5b" officeooo:paragraph-rsid="0037fc5b" style:font-size-asian="10.5pt" style:font-size-complex="12pt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officeooo:rsid="0037fc5b" officeooo:paragraph-rsid="00383d14" style:font-size-asian="10.5pt" style:font-size-complex="12pt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officeooo:rsid="00383d14" officeooo:paragraph-rsid="00383d14" style:font-size-asian="10.5pt" style:font-size-complex="12pt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officeooo:rsid="00398bc9" officeooo:paragraph-rsid="00398bc9" style:font-size-asian="10.5pt" style:font-size-complex="12pt"/>
    </style:style>
    <style:style style:name="P26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bold" officeooo:rsid="0017099b" officeooo:paragraph-rsid="0017099b" style:font-size-asian="10.5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bold" officeooo:rsid="001ac7fc" officeooo:paragraph-rsid="001ac7fc" style:font-size-asian="10.5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bold" officeooo:rsid="00294060" officeooo:paragraph-rsid="00294060" style:font-size-asian="10.5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bold" officeooo:rsid="0019473f" officeooo:paragraph-rsid="0019473f" style:font-size-asian="10.5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bold" officeooo:rsid="002d0419" officeooo:paragraph-rsid="002d0419" style:font-size-asian="10.5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bold" officeooo:rsid="0033d95d" officeooo:paragraph-rsid="0033d95d" style:font-size-asian="10.5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bold" officeooo:rsid="003544df" officeooo:paragraph-rsid="003544df" style:font-size-asian="10.5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bold" officeooo:rsid="00373587" officeooo:paragraph-rsid="00373587" style:font-size-asian="10.5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bold" officeooo:rsid="003b8044" officeooo:paragraph-rsid="003b8044" style:font-size-asian="10.5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bold" officeooo:rsid="003c4e8c" officeooo:paragraph-rsid="0055dd7c" style:font-size-asian="10.5pt" style:font-weight-asian="bold" style:font-size-complex="12pt" style:font-weight-complex="bold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bold" officeooo:rsid="003c4e8c" officeooo:paragraph-rsid="003c4e8c" style:font-size-asian="10.5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bold" officeooo:rsid="003d2e49" officeooo:paragraph-rsid="003d2e49" style:font-size-asian="10.5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bold" officeooo:rsid="00400208" officeooo:paragraph-rsid="00400208" style:font-size-asian="10.5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bold" officeooo:rsid="0043d8e2" officeooo:paragraph-rsid="00453e47" style:font-size-asian="10.5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bold" officeooo:rsid="00472669" officeooo:paragraph-rsid="00472669" style:font-size-asian="10.5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bold" officeooo:rsid="0047693c" officeooo:paragraph-rsid="0047693c" style:font-size-asian="10.5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bold" officeooo:rsid="00480471" officeooo:paragraph-rsid="00480471" style:font-size-asian="10.5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bold" officeooo:rsid="0055dd7c" officeooo:paragraph-rsid="0055dd7c" style:font-size-asian="10.5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bold" officeooo:rsid="00578bb9" officeooo:paragraph-rsid="00578bb9" style:font-size-asian="10.5pt" style:font-weight-asian="bold" style:font-size-complex="12pt" style:font-weight-complex="bold"/>
    </style:style>
    <style:style style:name="P45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bold" officeooo:rsid="005c575e" officeooo:paragraph-rsid="005c575e" style:font-size-asian="10.5pt" style:font-weight-asian="bold" style:font-size-complex="12pt" style:font-weight-complex="bold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181150" officeooo:paragraph-rsid="00181150" style:font-size-asian="10.5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181150" officeooo:paragraph-rsid="0019473f" style:font-size-asian="10.5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normal" officeooo:rsid="00181150" officeooo:paragraph-rsid="00181150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1ac7fc" officeooo:paragraph-rsid="001ac7fc" style:font-size-asian="10.5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1cbc13" officeooo:paragraph-rsid="001cbc13" style:font-size-asian="10.5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1e6879" officeooo:paragraph-rsid="001e6879" style:font-size-asian="10.5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1e753b" officeooo:paragraph-rsid="001e753b" style:font-size-asian="10.5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1e753b" officeooo:paragraph-rsid="001f7d2c" style:font-size-asian="10.5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1e753b" officeooo:paragraph-rsid="00247d9a" style:font-size-asian="10.5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5b068" officeooo:paragraph-rsid="0025b068" style:font-size-asian="10.5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61cd0" officeooo:paragraph-rsid="00261cd0" style:font-size-asian="10.5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8057a" officeooo:paragraph-rsid="0028057a" style:font-size-asian="10.5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8c442" officeooo:paragraph-rsid="0028c442" style:font-size-asian="10.5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94060" officeooo:paragraph-rsid="00294060" style:font-size-asian="10.5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9af09" officeooo:paragraph-rsid="0029af09" style:font-size-asian="10.5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baa81" officeooo:paragraph-rsid="002baa81" style:font-size-asian="10.5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19473f" officeooo:paragraph-rsid="0019473f" style:font-size-asian="10.5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1f7d2c" officeooo:paragraph-rsid="0021545f" style:font-size-asian="10.5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1545f" officeooo:paragraph-rsid="002302e8" style:font-size-asian="10.5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302e8" officeooo:paragraph-rsid="00247d9a" style:font-size-asian="10.5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47d9a" officeooo:paragraph-rsid="00247d9a" style:font-size-asian="10.5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d0419" officeooo:paragraph-rsid="002d0419" style:font-size-asian="10.5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ecab4" officeooo:paragraph-rsid="002ecab4" style:font-size-asian="10.5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304b23" officeooo:paragraph-rsid="00304b23" style:font-size-asian="10.5pt" style:font-weight-asian="normal" style:font-size-complex="12pt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323088" officeooo:paragraph-rsid="00323088" style:font-size-asian="10.5pt" style:font-weight-asian="normal" style:font-size-complex="12pt" style:font-weight-complex="normal"/>
    </style:style>
    <style:style style:name="P71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normal" officeooo:rsid="00323088" officeooo:paragraph-rsid="00323088" style:font-size-asian="10.5pt" style:font-weight-asian="normal" style:font-size-complex="12pt" style:font-weight-complex="normal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33d95d" officeooo:paragraph-rsid="0033d95d" style:font-size-asian="10.5pt" style:font-weight-asian="normal" style:font-size-complex="12pt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3442ec" officeooo:paragraph-rsid="003442ec" style:font-size-asian="10.5pt" style:font-weight-asian="normal" style:font-size-complex="12pt" style:font-weight-complex="normal"/>
    </style:style>
    <style:style style:name="P7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3544df" officeooo:paragraph-rsid="003544df" style:font-size-asian="10.5pt" style:font-weight-asian="normal" style:font-size-complex="12pt" style:font-weight-complex="normal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373587" officeooo:paragraph-rsid="00373587" style:font-size-asian="10.5pt" style:font-weight-asian="normal" style:font-size-complex="12pt" style:font-weight-complex="normal"/>
    </style:style>
    <style:style style:name="P7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80471" officeooo:paragraph-rsid="00480471" style:font-size-asian="10.5pt" style:font-weight-asian="normal" style:font-size-complex="12pt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8c74f" officeooo:paragraph-rsid="0048c74f" style:font-size-asian="10.5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97399" officeooo:paragraph-rsid="00497399" style:font-size-asian="10.5pt" style:font-weight-asian="normal" style:font-size-complex="12pt" style:font-weight-complex="normal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af756" officeooo:paragraph-rsid="004af756" style:font-size-asian="10.5pt" style:font-weight-asian="normal" style:font-size-complex="12pt" style:font-weight-complex="normal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b8ae6" officeooo:paragraph-rsid="004b8ae6" style:font-size-asian="10.5pt" style:font-weight-asian="normal" style:font-size-complex="12pt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cd13c" officeooo:paragraph-rsid="004cd13c" style:font-size-asian="10.5pt" style:font-weight-asian="normal" style:font-size-complex="12pt" style:font-weight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ef066" officeooo:paragraph-rsid="004ef066" style:font-size-asian="10.5pt" style:font-weight-asian="normal" style:font-size-complex="12pt" style:font-weight-complex="normal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04b85" officeooo:paragraph-rsid="00504b85" style:font-size-asian="10.5pt" style:font-weight-asian="normal" style:font-size-complex="12pt" style:font-weight-complex="normal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19b0a" officeooo:paragraph-rsid="00519b0a" style:font-size-asian="10.5pt" style:font-weight-asian="normal" style:font-size-complex="12pt" style:font-weight-complex="normal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5dd7c" officeooo:paragraph-rsid="0055dd7c" style:font-size-asian="10.5pt" style:font-weight-asian="normal" style:font-size-complex="12pt" style:font-weight-complex="normal"/>
    </style:style>
    <style:style style:name="P8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78bb9" officeooo:paragraph-rsid="00578bb9" style:font-size-asian="10.5pt" style:font-weight-asian="normal" style:font-size-complex="12pt" style:font-weight-complex="normal"/>
    </style:style>
    <style:style style:name="P8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8b1cc" officeooo:paragraph-rsid="0058b1cc" style:font-size-asian="10.5pt" style:font-weight-asian="normal" style:font-size-complex="12pt" style:font-weight-complex="normal"/>
    </style:style>
    <style:style style:name="P8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ab056" officeooo:paragraph-rsid="005ab056" style:font-size-asian="10.5pt" style:font-weight-asian="normal" style:font-size-complex="12pt" style:font-weight-complex="normal"/>
    </style:style>
    <style:style style:name="P8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ab679" officeooo:paragraph-rsid="005ab679" style:font-size-asian="10.5pt" style:font-weight-asian="normal" style:font-size-complex="12pt" style:font-weight-complex="normal"/>
    </style:style>
    <style:style style:name="P9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3c4e8c" officeooo:paragraph-rsid="003c4e8c" style:font-size-asian="10.5pt" style:font-weight-asian="normal" style:font-size-complex="12pt" style:font-weight-complex="normal"/>
    </style:style>
    <style:style style:name="P9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3d2e49" officeooo:paragraph-rsid="003d2e49" style:font-size-asian="10.5pt" style:font-weight-asian="normal" style:font-size-complex="12pt" style:font-weight-complex="normal"/>
    </style:style>
    <style:style style:name="P9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3ef146" officeooo:paragraph-rsid="003d2e49" style:font-size-asian="10.5pt" style:font-weight-asian="normal" style:font-size-complex="12pt" style:font-weight-complex="normal"/>
    </style:style>
    <style:style style:name="P9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00208" officeooo:paragraph-rsid="00400208" style:font-size-asian="10.5pt" style:font-weight-asian="normal" style:font-size-complex="12pt" style:font-weight-complex="normal"/>
    </style:style>
    <style:style style:name="P9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1f26f" officeooo:paragraph-rsid="0041f26f" style:font-size-asian="10.5pt" style:font-weight-asian="normal" style:font-size-complex="12pt" style:font-weight-complex="normal"/>
    </style:style>
    <style:style style:name="P9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23e59" officeooo:paragraph-rsid="00423e59" style:font-size-asian="10.5pt" style:font-weight-asian="normal" style:font-size-complex="12pt" style:font-weight-complex="normal"/>
    </style:style>
    <style:style style:name="P9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32b2c" officeooo:paragraph-rsid="00432b2c" style:font-size-asian="10.5pt" style:font-weight-asian="normal" style:font-size-complex="12pt" style:font-weight-complex="normal"/>
    </style:style>
    <style:style style:name="P9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3d8e2" officeooo:paragraph-rsid="0043d8e2" style:font-size-asian="10.5pt" style:font-weight-asian="normal" style:font-size-complex="12pt" style:font-weight-complex="normal"/>
    </style:style>
    <style:style style:name="P9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3d8e2" officeooo:paragraph-rsid="0044ec16" style:font-size-asian="10.5pt" style:font-weight-asian="normal" style:font-size-complex="12pt" style:font-weight-complex="normal"/>
    </style:style>
    <style:style style:name="P9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3d8e2" officeooo:paragraph-rsid="00453e47" style:font-size-asian="10.5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4ec16" officeooo:paragraph-rsid="00453e47" style:font-size-asian="10.5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53e47" officeooo:paragraph-rsid="00453e47" style:font-size-asian="10.5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72669" officeooo:paragraph-rsid="00472669" style:font-size-asian="10.5pt" style:font-weight-asian="normal" style:font-size-complex="12pt" style:font-weight-complex="normal"/>
    </style:style>
    <style:style style:name="P10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47eed0" officeooo:paragraph-rsid="0047693c" style:font-size-asian="10.5pt" style:font-weight-asian="normal" style:font-size-complex="12pt" style:font-weight-complex="normal"/>
    </style:style>
    <style:style style:name="P10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c575e" officeooo:paragraph-rsid="005c575e" style:font-size-asian="10.5pt" style:font-weight-asian="normal" style:font-size-complex="12pt" style:font-weight-complex="normal"/>
    </style:style>
    <style:style style:name="P10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de7f6" officeooo:paragraph-rsid="005de7f6" style:font-size-asian="10.5pt" style:font-weight-asian="normal" style:font-size-complex="12pt" style:font-weight-complex="normal"/>
    </style:style>
    <style:style style:name="P10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e183a" officeooo:paragraph-rsid="005e183a" style:font-size-asian="10.5pt" style:font-weight-asian="normal" style:font-size-complex="12pt" style:font-weight-complex="normal"/>
    </style:style>
    <style:style style:name="P10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ea700" officeooo:paragraph-rsid="005ea700" style:font-size-asian="10.5pt" style:font-weight-asian="normal" style:font-size-complex="12pt" style:font-weight-complex="normal"/>
    </style:style>
    <style:style style:name="P10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6080d2" officeooo:paragraph-rsid="006080d2" style:font-size-asian="10.5pt" style:font-weight-asian="normal" style:font-size-complex="12pt" style:font-weight-complex="normal"/>
    </style:style>
    <style:style style:name="P10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61e004" officeooo:paragraph-rsid="0061e004" style:font-size-asian="10.5pt" style:font-weight-asian="normal" style:font-size-complex="12pt" style:font-weight-complex="normal"/>
    </style:style>
    <style:style style:name="P11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62cb78" officeooo:paragraph-rsid="0062cb78" style:font-size-asian="10.5pt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67129b" officeooo:paragraph-rsid="0067129b" style:font-size-asian="10.5pt" style:font-weight-asian="normal" style:font-size-complex="12pt" style:font-weight-complex="normal"/>
    </style:style>
    <style:style style:name="P11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68bcab" officeooo:paragraph-rsid="0068bcab" style:font-size-asian="10.5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69c9e7" officeooo:paragraph-rsid="0069c9e7" style:font-size-asian="10.5pt" style:font-weight-asian="normal" style:font-size-complex="12pt" style:font-weight-complex="normal"/>
    </style:style>
    <style:style style:name="P11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6ac38d" officeooo:paragraph-rsid="006ac38d" style:font-size-asian="10.5pt" style:font-weight-asian="normal" style:font-size-complex="12pt" style:font-weight-complex="normal"/>
    </style:style>
    <style:style style:name="P115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normal" officeooo:rsid="006ac38d" officeooo:paragraph-rsid="006ac38d" style:font-size-asian="10.5pt" style:font-weight-asian="normal" style:font-size-complex="12pt" style:font-weight-complex="normal"/>
    </style:style>
    <style:style style:name="P11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6b2f06" officeooo:paragraph-rsid="006b2f06" style:font-size-asian="10.5pt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6b8ceb" officeooo:paragraph-rsid="006b8ceb" style:font-size-asian="10.5pt" style:font-weight-asian="normal" style:font-size-complex="12pt" style:font-weight-complex="normal"/>
    </style:style>
    <style:style style:name="P11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6d10be" officeooo:paragraph-rsid="006d10be" style:font-size-asian="10.5pt" style:font-weight-asian="normal" style:font-size-complex="12pt" style:font-weight-complex="normal"/>
    </style:style>
    <style:style style:name="P119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normal" officeooo:rsid="006d10be" officeooo:paragraph-rsid="006d10be" style:font-size-asian="10.5pt" style:font-weight-asian="normal" style:font-size-complex="12pt" style:font-weight-complex="normal"/>
    </style:style>
    <style:style style:name="P12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70da5c" officeooo:paragraph-rsid="0070da5c" style:font-size-asian="10.5pt" style:font-weight-asian="normal" style:font-size-complex="12pt" style:font-weight-complex="normal"/>
    </style:style>
    <style:style style:name="P12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726352" officeooo:paragraph-rsid="00726352" style:font-size-asian="10.5pt" style:font-weight-asian="normal" style:font-size-complex="12pt" style:font-weight-complex="normal"/>
    </style:style>
    <style:style style:name="P12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72e0f6" officeooo:paragraph-rsid="0072e0f6" style:font-size-asian="10.5pt" style:font-weight-asian="normal" style:font-size-complex="12pt" style:font-weight-complex="normal"/>
    </style:style>
    <style:style style:name="P12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72ebb3" officeooo:paragraph-rsid="0072ebb3" style:font-size-asian="10.5pt" style:font-weight-asian="normal" style:font-size-complex="12pt" style:font-weight-complex="normal"/>
    </style:style>
    <style:style style:name="P12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7476b2" officeooo:paragraph-rsid="007476b2" style:font-size-asian="10.5pt" style:font-weight-asian="normal" style:font-size-complex="12pt" style:font-weight-complex="normal"/>
    </style:style>
    <style:style style:name="P12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74fe23" officeooo:paragraph-rsid="0074fe23" style:font-size-asian="10.5pt" style:font-weight-asian="normal" style:font-size-complex="12pt" style:font-weight-complex="normal"/>
    </style:style>
    <style:style style:name="P12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758ad9" officeooo:paragraph-rsid="00758ad9" style:font-size-asian="10.5pt" style:font-weight-asian="normal" style:font-size-complex="12pt" style:font-weight-complex="normal"/>
    </style:style>
    <style:style style:name="P12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76bed8" officeooo:paragraph-rsid="0076bed8" style:font-size-asian="10.5pt" style:font-weight-asian="normal" style:font-size-complex="12pt" style:font-weight-complex="normal"/>
    </style:style>
    <style:style style:name="P12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ize="12pt" fo:language="ru" fo:country="RU" officeooo:rsid="000cfdb7" officeooo:paragraph-rsid="000cfdb7" style:font-size-asian="10.5pt" style:font-size-complex="12pt"/>
    </style:style>
    <style:style style:name="P12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ize="12pt" fo:language="ru" fo:country="RU" officeooo:rsid="000fd4d3" officeooo:paragraph-rsid="000fd4d3" style:font-size-asian="10.5pt" style:font-size-complex="12pt"/>
    </style:style>
    <style:style style:name="P13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ize="12pt" fo:language="ru" fo:country="RU" fo:font-weight="normal" officeooo:rsid="003c4e8c" officeooo:paragraph-rsid="003c4e8c" style:font-size-asian="10.5pt" style:font-weight-asian="normal" style:font-size-complex="12pt" style:font-weight-complex="normal"/>
    </style:style>
    <style:style style:name="P13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2pt" fo:language="ru" fo:country="RU" officeooo:rsid="000cfdb7" officeooo:paragraph-rsid="000fd4d3" style:font-size-asian="10.5pt" style:font-size-complex="12pt"/>
    </style:style>
    <style:style style:name="P13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2pt" fo:language="ru" fo:country="RU" officeooo:rsid="000cfdb7" officeooo:paragraph-rsid="000cfdb7" style:font-size-asian="10.5pt" style:font-size-complex="12pt"/>
    </style:style>
    <style:style style:name="P13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4366in" style:auto-text-indent="false" style:page-number="auto" fo:background-color="transparent"/>
      <style:text-properties fo:font-size="12pt" fo:language="ru" fo:country="RU" officeooo:rsid="000cfdb7" officeooo:paragraph-rsid="000cfdb7" style:font-size-asian="10.5pt" style:font-size-complex="12pt"/>
    </style:style>
    <style:style style:name="P13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0cfdb7" officeooo:paragraph-rsid="000df8da"/>
    </style:style>
    <style:style style:name="P135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0cfdb7" officeooo:paragraph-rsid="000cfdb7"/>
    </style:style>
    <style:style style:name="P13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181150" officeooo:paragraph-rsid="00181150" style:font-size-asian="10.5pt" style:font-weight-asian="normal" style:font-size-complex="12pt" style:font-weight-complex="normal"/>
    </style:style>
    <style:style style:name="P13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181150" officeooo:paragraph-rsid="0019473f" style:font-size-asian="10.5pt" style:font-weight-asian="normal" style:font-size-complex="12pt" style:font-weight-complex="normal"/>
    </style:style>
    <style:style style:name="P138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94060" officeooo:paragraph-rsid="00294060" style:font-size-asian="10.5pt" style:font-weight-asian="normal" style:font-size-complex="12pt" style:font-weight-complex="normal"/>
    </style:style>
    <style:style style:name="P139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94060" officeooo:paragraph-rsid="00294060" style:font-size-asian="10.5pt" style:font-weight-asian="normal" style:font-size-complex="12pt" style:font-weight-complex="normal"/>
    </style:style>
    <style:style style:name="P140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94060" officeooo:paragraph-rsid="00294060" style:font-size-asian="10.5pt" style:font-weight-asian="normal" style:font-size-complex="12pt" style:font-weight-complex="normal"/>
    </style:style>
    <style:style style:name="P141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d0419" officeooo:paragraph-rsid="002d0419" style:font-size-asian="10.5pt" style:font-weight-asian="normal" style:font-size-complex="12pt" style:font-weight-complex="normal"/>
    </style:style>
    <style:style style:name="P142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d0419" officeooo:paragraph-rsid="002d0419" style:font-size-asian="10.5pt" style:font-weight-asian="normal" style:font-size-complex="12pt" style:font-weight-complex="normal"/>
    </style:style>
    <style:style style:name="P143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ecab4" officeooo:paragraph-rsid="002ecab4" style:font-size-asian="10.5pt" style:font-weight-asian="normal" style:font-size-complex="12pt" style:font-weight-complex="normal"/>
    </style:style>
    <style:style style:name="P144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2f8cc7" officeooo:paragraph-rsid="002f8cc7" style:font-size-asian="10.5pt" style:font-weight-asian="normal" style:font-size-complex="12pt" style:font-weight-complex="normal"/>
    </style:style>
    <style:style style:name="P145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304b23" officeooo:paragraph-rsid="00304b23" style:font-size-asian="10.5pt" style:font-weight-asian="normal" style:font-size-complex="12pt" style:font-weight-complex="normal"/>
    </style:style>
    <style:style style:name="P146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323088" officeooo:paragraph-rsid="00323088" style:font-size-asian="10.5pt" style:font-weight-asian="normal" style:font-size-complex="12pt" style:font-weight-complex="normal"/>
    </style:style>
    <style:style style:name="P147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323088" officeooo:paragraph-rsid="00323088" style:font-size-asian="10.5pt" style:font-weight-asian="normal" style:font-size-complex="12pt" style:font-weight-complex="normal"/>
    </style:style>
    <style:style style:name="P148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33d95d" officeooo:paragraph-rsid="0033d95d" style:font-size-asian="10.5pt" style:font-weight-asian="normal" style:font-size-complex="12pt" style:font-weight-complex="normal"/>
    </style:style>
    <style:style style:name="P149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3442ec" officeooo:paragraph-rsid="003442ec" style:font-size-asian="10.5pt" style:font-weight-asian="normal" style:font-size-complex="12pt" style:font-weight-complex="normal"/>
    </style:style>
    <style:style style:name="P150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3c4e8c" officeooo:paragraph-rsid="003c4e8c" style:font-size-asian="10.5pt" style:font-weight-asian="normal" style:font-size-complex="12pt" style:font-weight-complex="normal"/>
    </style:style>
    <style:style style:name="P151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04b85" officeooo:paragraph-rsid="00504b85" style:font-size-asian="10.5pt" style:font-weight-asian="normal" style:font-size-complex="12pt" style:font-weight-complex="normal"/>
    </style:style>
    <style:style style:name="P152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19b0a" officeooo:paragraph-rsid="00519b0a" style:font-size-asian="10.5pt" style:font-weight-asian="normal" style:font-size-complex="12pt" style:font-weight-complex="normal"/>
    </style:style>
    <style:style style:name="P153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1d6d0" officeooo:paragraph-rsid="0051d6d0" style:font-size-asian="10.5pt" style:font-weight-asian="normal" style:font-size-complex="12pt" style:font-weight-complex="normal"/>
    </style:style>
    <style:style style:name="P154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51cab" officeooo:paragraph-rsid="00551cab" style:font-size-asian="10.5pt" style:font-weight-asian="normal" style:font-size-complex="12pt" style:font-weight-complex="normal"/>
    </style:style>
    <style:style style:name="P155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5dd7c" officeooo:paragraph-rsid="0055dd7c" style:font-size-asian="10.5pt" style:font-weight-asian="normal" style:font-size-complex="12pt" style:font-weight-complex="normal"/>
    </style:style>
    <style:style style:name="P156" style:family="paragraph" style:parent-style-name="Standard" style:list-style-name="L16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c575e" officeooo:paragraph-rsid="005c575e" style:font-size-asian="10.5pt" style:font-weight-asian="normal" style:font-size-complex="12pt" style:font-weight-complex="normal"/>
    </style:style>
    <style:style style:name="P157" style:family="paragraph" style:parent-style-name="Standard" style:list-style-name="L16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de7f6" officeooo:paragraph-rsid="005de7f6" style:font-size-asian="10.5pt" style:font-weight-asian="normal" style:font-size-complex="12pt" style:font-weight-complex="normal"/>
    </style:style>
    <style:style style:name="P158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5ea700" officeooo:paragraph-rsid="005ea700" style:font-size-asian="10.5pt" style:font-weight-asian="normal" style:font-size-complex="12pt" style:font-weight-complex="normal"/>
    </style:style>
    <style:style style:name="P159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6080d2" officeooo:paragraph-rsid="006080d2" style:font-size-asian="10.5pt" style:font-weight-asian="normal" style:font-size-complex="12pt" style:font-weight-complex="normal"/>
    </style:style>
    <style:style style:name="P160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6ac38d" officeooo:paragraph-rsid="006ac38d" style:font-size-asian="10.5pt" style:font-weight-asian="normal" style:font-size-complex="12pt" style:font-weight-complex="normal"/>
    </style:style>
    <style:style style:name="P16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7786a1" officeooo:paragraph-rsid="007786a1" style:font-size-asian="10.5pt" style:font-weight-asian="normal" style:font-size-complex="12pt" style:font-weight-complex="normal"/>
    </style:style>
    <style:style style:name="P162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normal" officeooo:rsid="0078546d" officeooo:paragraph-rsid="0078546d" style:font-size-asian="10.5pt" style:font-weight-asian="normal" style:font-size-complex="12pt" style:font-weight-complex="normal"/>
    </style:style>
    <style:style style:name="P163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78546d" officeooo:paragraph-rsid="0078546d" style:font-size-asian="10.5pt" style:font-weight-asian="normal" style:font-size-complex="12pt" style:font-weight-complex="normal"/>
    </style:style>
    <style:style style:name="P16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78546d" officeooo:paragraph-rsid="0078546d" style:font-size-asian="10.5pt" style:font-weight-asian="normal" style:font-size-complex="12pt" style:font-weight-complex="normal"/>
    </style:style>
    <style:style style:name="P16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7884fa" officeooo:paragraph-rsid="007884fa" style:font-size-asian="10.5pt" style:font-weight-asian="normal" style:font-size-complex="12pt" style:font-weight-complex="normal"/>
    </style:style>
    <style:style style:name="P16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7a7f12" officeooo:paragraph-rsid="007a7f12" style:font-size-asian="10.5pt" style:font-weight-asian="normal" style:font-size-complex="12pt" style:font-weight-complex="normal"/>
    </style:style>
    <style:style style:name="P16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7b4fb3" officeooo:paragraph-rsid="007b4fb3" style:font-size-asian="10.5pt" style:font-weight-asian="normal" style:font-size-complex="12pt" style:font-weight-complex="normal"/>
    </style:style>
    <style:style style:name="P168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7b4fb3" officeooo:paragraph-rsid="007cc2a6" style:font-size-asian="10.5pt" style:font-weight-asian="normal" style:font-size-complex="12pt" style:font-weight-complex="normal"/>
    </style:style>
    <style:style style:name="P169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7cc2a6" officeooo:paragraph-rsid="007cc2a6" style:font-size-asian="10.5pt" style:font-weight-asian="normal" style:font-size-complex="12pt" style:font-weight-complex="normal"/>
    </style:style>
    <style:style style:name="P170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807355" officeooo:paragraph-rsid="00807355" style:font-size-asian="10.5pt" style:font-weight-asian="normal" style:font-size-complex="12pt" style:font-weight-complex="normal"/>
    </style:style>
    <style:style style:name="P171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8073d5" officeooo:paragraph-rsid="008073d5" style:font-size-asian="10.5pt" style:font-weight-asian="normal" style:font-size-complex="12pt" style:font-weight-complex="normal"/>
    </style:style>
    <style:style style:name="P17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82b9d7" officeooo:paragraph-rsid="0082b9d7" style:font-size-asian="10.5pt" style:font-weight-asian="normal" style:font-size-complex="12pt" style:font-weight-complex="normal"/>
    </style:style>
    <style:style style:name="P17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84e4d9" officeooo:paragraph-rsid="0084e4d9" style:font-size-asian="10.5pt" style:font-weight-asian="normal" style:font-size-complex="12pt" style:font-weight-complex="normal"/>
    </style:style>
    <style:style style:name="P17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854a7c" officeooo:paragraph-rsid="00854a7c" style:font-size-asian="10.5pt" style:font-weight-asian="normal" style:font-size-complex="12pt" style:font-weight-complex="normal"/>
    </style:style>
    <style:style style:name="P17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88084d" officeooo:paragraph-rsid="0088084d" style:font-size-asian="10.5pt" style:font-weight-asian="normal" style:font-size-complex="12pt" style:font-weight-complex="normal"/>
    </style:style>
    <style:style style:name="P17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89ce67" officeooo:paragraph-rsid="0089ce67" style:font-size-asian="10.5pt" style:font-weight-asian="normal" style:font-size-complex="12pt" style:font-weight-complex="normal"/>
    </style:style>
    <style:style style:name="P17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8a3f78" officeooo:paragraph-rsid="008a3f78" style:font-size-asian="10.5pt" style:font-weight-asian="normal" style:font-size-complex="12pt" style:font-weight-complex="normal"/>
    </style:style>
    <style:style style:name="P17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8a7904" officeooo:paragraph-rsid="008a7904" style:font-size-asian="10.5pt" style:font-weight-asian="normal" style:font-size-complex="12pt" style:font-weight-complex="normal"/>
    </style:style>
    <style:style style:name="P17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8c41d7" officeooo:paragraph-rsid="008c41d7" style:font-size-asian="10.5pt" style:font-weight-asian="normal" style:font-size-complex="12pt" style:font-weight-complex="normal"/>
    </style:style>
    <style:style style:name="P18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8d9096" officeooo:paragraph-rsid="008d9096" style:font-size-asian="10.5pt" style:font-weight-asian="normal" style:font-size-complex="12pt" style:font-weight-complex="normal"/>
    </style:style>
    <style:style style:name="P18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8e190b" officeooo:paragraph-rsid="008e190b" style:font-size-asian="10.5pt" style:font-weight-asian="normal" style:font-size-complex="12pt" style:font-weight-complex="normal"/>
    </style:style>
    <style:style style:name="P18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9001d1" officeooo:paragraph-rsid="009001d1" style:font-size-asian="10.5pt" style:font-weight-asian="normal" style:font-size-complex="12pt" style:font-weight-complex="normal"/>
    </style:style>
    <style:style style:name="P18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905ffb" officeooo:paragraph-rsid="00905ffb" style:font-size-asian="10.5pt" style:font-weight-asian="normal" style:font-size-complex="12pt" style:font-weight-complex="normal"/>
    </style:style>
    <style:style style:name="P18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919b75" officeooo:paragraph-rsid="00919b75" style:font-size-asian="10.5pt" style:font-weight-asian="normal" style:font-size-complex="12pt" style:font-weight-complex="normal"/>
    </style:style>
    <style:style style:name="P18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919c86" officeooo:paragraph-rsid="00919c86" style:font-size-asian="10.5pt" style:font-weight-asian="normal" style:font-size-complex="12pt" style:font-weight-complex="normal"/>
    </style:style>
    <style:style style:name="P18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927ed0" officeooo:paragraph-rsid="00927ed0" style:font-size-asian="10.5pt" style:font-weight-asian="normal" style:font-size-complex="12pt" style:font-weight-complex="normal"/>
    </style:style>
    <style:style style:name="P18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92bc6f" officeooo:paragraph-rsid="0092bc6f" style:font-size-asian="10.5pt" style:font-weight-asian="normal" style:font-size-complex="12pt" style:font-weight-complex="normal"/>
    </style:style>
    <style:style style:name="P18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937878" officeooo:paragraph-rsid="00937878" style:font-size-asian="10.5pt" style:font-weight-asian="normal" style:font-size-complex="12pt" style:font-weight-complex="normal"/>
    </style:style>
    <style:style style:name="P189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fo:font-size="12pt" fo:language="ru" fo:country="RU" fo:font-weight="normal" officeooo:rsid="00373587" officeooo:paragraph-rsid="00373587" fo:background-color="transparent" style:font-size-asian="10.5pt" style:font-weight-asian="normal" style:font-size-complex="12pt" style:font-weight-complex="normal"/>
    </style:style>
    <style:style style:name="P190" style:family="paragraph" style:parent-style-name="Standard">
      <loext:graphic-properties draw:fill="none"/>
      <style:paragraph-properties fo:text-align="center" style:justify-single-word="false" fo:background-color="transparent"/>
      <style:text-properties fo:font-size="12pt" fo:language="ru" fo:country="RU" fo:font-weight="bold" officeooo:rsid="0078546d" officeooo:paragraph-rsid="0078546d" style:font-size-asian="10.5pt" style:font-weight-asian="bold" style:font-size-complex="12pt" style:font-weight-complex="bold"/>
    </style:style>
    <style:style style:name="P191" style:family="paragraph" style:parent-style-name="Standard" style:list-style-name="L1" style:master-page-name="">
      <loext:graphic-properties draw:fill="none"/>
      <style:paragraph-properties fo:margin-left="1.1866in" fo:margin-right="0in" fo:text-align="justify" style:justify-single-word="false" fo:text-indent="-0.25in" style:auto-text-indent="false" style:page-number="auto" fo:background-color="transparent"/>
      <style:text-properties fo:font-size="12pt" fo:language="ru" fo:country="RU" officeooo:rsid="000cfdb7" officeooo:paragraph-rsid="000cfdb7" style:font-size-asian="10.5pt" style:font-size-complex="12pt"/>
    </style:style>
    <style:style style:name="P192" style:family="paragraph" style:parent-style-name="Standard" style:list-style-name="L1">
      <loext:graphic-properties draw:fill="none"/>
      <style:paragraph-properties fo:margin-left="1.1866in" fo:margin-right="0in" fo:text-align="justify" style:justify-single-word="false" fo:text-indent="-0.25in" style:auto-text-indent="false" fo:background-color="transparent"/>
      <style:text-properties fo:font-size="12pt" fo:language="ru" fo:country="RU" officeooo:rsid="000cfdb7" officeooo:paragraph-rsid="000cfdb7" style:font-size-asian="10.5pt" style:font-size-complex="12pt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0b485a" style:font-size-asian="13.1000003814697pt" style:font-size-complex="15pt"/>
    </style:style>
    <style:style style:name="T3" style:family="text">
      <style:text-properties fo:font-size="12pt" fo:language="ru" fo:country="RU" style:font-size-asian="10.5pt" style:font-size-complex="12pt"/>
    </style:style>
    <style:style style:name="T4" style:family="text">
      <style:text-properties fo:font-size="12pt" fo:language="ru" fo:country="RU" officeooo:rsid="000df8da" style:font-size-asian="10.5pt" style:font-size-complex="12pt"/>
    </style:style>
    <style:style style:name="T5" style:family="text">
      <style:text-properties fo:font-size="12pt" fo:language="ru" fo:country="RU" officeooo:rsid="000fb12c" style:font-size-asian="10.5pt" style:font-size-complex="12pt"/>
    </style:style>
    <style:style style:name="T6" style:family="text">
      <style:text-properties fo:font-size="12pt" fo:language="ru" fo:country="RU" officeooo:rsid="000fd4d3" style:font-size-asian="10.5pt" style:font-size-complex="12pt"/>
    </style:style>
    <style:style style:name="T7" style:family="text">
      <style:text-properties fo:font-size="12pt" fo:language="ru" fo:country="RU" officeooo:rsid="00117e5e" style:font-size-asian="10.5pt" style:font-size-complex="12pt"/>
    </style:style>
    <style:style style:name="T8" style:family="text">
      <style:text-properties fo:font-size="12pt" fo:language="ru" fo:country="RU" officeooo:rsid="0011fd27" style:font-size-asian="10.5pt" style:font-size-complex="12pt"/>
    </style:style>
    <style:style style:name="T9" style:family="text"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9473f"/>
    </style:style>
    <style:style style:name="T12" style:family="text">
      <style:text-properties officeooo:rsid="001f7d2c"/>
    </style:style>
    <style:style style:name="T13" style:family="text">
      <style:text-properties officeooo:rsid="00265d4e"/>
    </style:style>
    <style:style style:name="T14" style:family="text">
      <style:text-properties officeooo:rsid="0028f6b7"/>
    </style:style>
    <style:style style:name="T15" style:family="text">
      <style:text-properties officeooo:rsid="002baa81"/>
    </style:style>
    <style:style style:name="T16" style:family="text">
      <style:text-properties officeooo:rsid="002d9546"/>
    </style:style>
    <style:style style:name="T17" style:family="text">
      <style:text-properties officeooo:rsid="00304b23"/>
    </style:style>
    <style:style style:name="T18" style:family="text">
      <style:text-properties officeooo:rsid="0033d95d"/>
    </style:style>
    <style:style style:name="T19" style:family="text">
      <style:text-properties officeooo:rsid="00350a89"/>
    </style:style>
    <style:style style:name="T20" style:family="text">
      <style:text-properties officeooo:rsid="00383d14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d2e49" style:font-weight-asian="normal" style:font-weight-complex="normal"/>
    </style:style>
    <style:style style:name="T23" style:family="text">
      <style:text-properties fo:font-weight="normal" officeooo:rsid="003ef146" style:font-weight-asian="normal" style:font-weight-complex="normal"/>
    </style:style>
    <style:style style:name="T24" style:family="text">
      <style:text-properties fo:font-weight="normal" officeooo:rsid="00453e47" style:font-weight-asian="normal" style:font-weight-complex="normal"/>
    </style:style>
    <style:style style:name="T25" style:family="text">
      <style:text-properties fo:font-weight="normal" officeooo:rsid="0047693c" style:font-weight-asian="normal" style:font-weight-complex="normal"/>
    </style:style>
    <style:style style:name="T26" style:family="text">
      <style:text-properties fo:font-weight="normal" officeooo:rsid="0047eed0" style:font-weight-asian="normal" style:font-weight-complex="normal"/>
    </style:style>
    <style:style style:name="T27" style:family="text">
      <style:text-properties officeooo:rsid="0047eed0"/>
    </style:style>
    <style:style style:name="T28" style:family="text">
      <style:text-properties officeooo:rsid="004e0fbe"/>
    </style:style>
    <style:style style:name="T29" style:family="text">
      <style:text-properties officeooo:rsid="0053b6e0"/>
    </style:style>
    <style:style style:name="T30" style:family="text">
      <style:text-properties officeooo:rsid="0055dd7c"/>
    </style:style>
    <style:style style:name="T31" style:family="text">
      <style:text-properties officeooo:rsid="0058b1cc"/>
    </style:style>
    <style:style style:name="T32" style:family="text">
      <style:text-properties officeooo:rsid="005ab056"/>
    </style:style>
    <style:style style:name="T33" style:family="text">
      <style:text-properties officeooo:rsid="005de7f6"/>
    </style:style>
    <style:style style:name="T34" style:family="text">
      <style:text-properties officeooo:rsid="005f55e8"/>
    </style:style>
    <style:style style:name="T35" style:family="text">
      <style:text-properties officeooo:rsid="00647154"/>
    </style:style>
    <style:style style:name="T36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7" style:family="text">
      <style:text-properties style:font-name="Liberation Serif" fo:font-size="12pt" fo:font-style="normal" fo:font-weight="normal" officeooo:rsid="00705e08" style:font-size-asian="12pt" style:font-style-asian="normal" style:font-weight-asian="normal"/>
    </style:style>
    <style:style style:name="T38" style:family="text">
      <style:text-properties style:font-name="Liberation Serif" fo:font-style="normal" style:font-size-asian="12pt" style:font-style-asian="normal"/>
    </style:style>
    <style:style style:name="T39" style:family="text">
      <style:text-properties style:font-name="Liberation Serif" fo:font-style="normal" officeooo:rsid="00705e08" style:font-size-asian="12pt" style:font-style-asian="normal"/>
    </style:style>
    <style:style style:name="T40" style:family="text">
      <style:text-properties officeooo:rsid="00705e08"/>
    </style:style>
    <style:style style:name="T41" style:family="text">
      <style:text-properties officeooo:rsid="00761eab"/>
    </style:style>
    <style:style style:name="T42" style:family="text">
      <style:text-properties officeooo:rsid="007884fa"/>
    </style:style>
    <style:style style:name="T43" style:family="text">
      <style:text-properties officeooo:rsid="007cc2a6"/>
    </style:style>
    <style:style style:name="T44" style:family="text">
      <style:text-properties officeooo:rsid="00822e54"/>
    </style:style>
    <style:style style:name="T45" style:family="text">
      <style:text-properties officeooo:rsid="008231c8"/>
    </style:style>
    <style:style style:name="T46" style:family="text">
      <style:text-properties officeooo:rsid="00873e05"/>
    </style:style>
    <style:style style:name="T47" style:family="text">
      <style:text-properties officeooo:rsid="0091108b"/>
    </style:style>
    <style:style style:name="T48" style:family="text">
      <style:text-properties officeooo:rsid="00919c86"/>
    </style:style>
    <style:style style:name="T49" style:family="text">
      <style:text-properties officeooo:rsid="00937878"/>
    </style:style>
    <style:style style:name="T50" style:family="text">
      <style:text-properties officeooo:rsid="0094d2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2">Социология</text:span></text:p>
      <text:p text:style-name="P2"><text:span text:style-name="T2">С</text:span><text:span text:style-name="T1">убочева Оксана Николаевна ауд 723 subocheva@mail.ru</text:span></text:p>
      <text:p text:style-name="P4"/>
      <text:p text:style-name="P5">Лекция 1</text:p>
      <text:p text:style-name="P6">Социология как наука</text:p>
      <text:p text:style-name="P128"/>
      <text:p text:style-name="P133">Три вопроса: </text:p>
      <text:list xml:id="list5244037241159047718" text:style-name="L1">
        <text:list-item>
          <text:p text:style-name="P191">возникновение</text:p>
        </text:list-item>
        <text:list-item>
          <text:p text:style-name="P192">предметная область социологии</text:p>
        </text:list-item>
        <text:list-item>
          <text:p text:style-name="P192">Структура и функции социологии</text:p>
        </text:list-item>
      </text:list>
      <text:p text:style-name="P129">1</text:p>
      <text:p text:style-name="P131">В переводе с латинского «Социология» - наука об обществе и общестях людей.</text:p>
      <text:p text:style-name="P132">Основоположник: французкий философ, Агюст Конт (1798 — 1857). До него социология существовала как раздел философии. Например, в Древней Греции, Средневековье и тд. Она всегда присутствовала но в рамках других дисциплин.</text:p>
      <text:p text:style-name="P132">Как наука она выделелась в 30 — 40 х годах 19 века. Другими словами возникает новый социальный институт.</text:p>
      <text:p text:style-name="P132">Предпосылки возникновения:</text:p>
      <text:list xml:id="list7553492437178325486" text:style-name="L2">
        <text:list-item>
          <text:p text:style-name="P134"><text:span text:style-name="T3">Политические (Французская революция 1789 года (некоторые приветствуют революцию, но Конт был эволюционистом и считал, что революция привела к хаосу, экономической и политической неразберихе, соответственно есть потребность в науке, к противопоставляет радикальному пути революции эволюционный способ существования общества и позволяет проводить изменения в обществе более плавно)</text:span><text:span text:style-name="T4">)</text:span></text:p>
        </text:list-item>
        <text:list-item>
          <text:p text:style-name="P135"><text:span text:style-name="T3">Социально-экономические </text:span><text:span text:style-name="T4">(Промышленная революция и развитие капитализма (которые привели к росту городов, урбанизации, появлению рабочего класса, антагонизм, противоречия между собственниками и наемными рабочими. Социология должна зафиксировать усложнения социальной структуры и могла что-то предложить для регулирования конфликтов))</text:span></text:p>
        </text:list-item>
        <text:list-item>
          <text:p text:style-name="P135"><text:span text:style-name="T3">Естественно-научные </text:span><text:span text:style-name="T4">(Достижения в естественных науках, становление научного мышления, </text:span><text:span text:style-name="T5">возникает иллюзия, что человек может все. Конт решил перенести методы естественных наук на общество. <text:s/></text:span></text:p>
        </text:list-item>
      </text:list>
      <text:p text:style-name="P7"><text:span text:style-name="T3">Вывод: </text:span><text:span text:style-name="T9">О.Конт предложил отвергнуть абстрактные умозрительные рассуждения об обществе <text:s/>и приступить к разработке позитивной науки (социологии), которая опирается на точные и достоверные данные, полученные с помощью эмпирических методов естественных наук (сравнение, наблюдение, эксперимент), полезной для рациональной организации общественной жизни.</text:span></text:p>
      <text:p text:style-name="P10"/>
      <text:p text:style-name="P10">Первоначально он называл социологию «социальная физика».</text:p>
      <text:p text:style-name="P10">Социальная статика рассматривает факторы стабильного развития существования в обществе(семья, государство, религия)</text:p>
      <text:p text:style-name="P10">Социальная динамика — как развивается общество, что ледит в его основе, что является источником его развития (Развитие человеческого мышления, духа)., который описывается законом трех стадий, согласно которым человечество проходит теологическую стадию (люди обожествляют все, что их окружает, потому что у них нет научного мышления, но понимают, что их жизнь зависит от определенных фактов), метафизическую стадию (появление категории, человек пытается объяснить все, что видит с помощью абстрактных сущностей, но на практике использовать знания невозможно), современную стадию (человек узнает причинно-следственную связь и человек может господствовать над природой)</text:p>
      <text:p text:style-name="P10"/>
      <text:p text:style-name="P10">Термин социология появляется в 1839 году.</text:p>
      <text:p text:style-name="P10"/>
      <text:p text:style-name="P10"><text:soft-page-break/>Последователь Конта — Спенсер.</text:p>
      <text:p text:style-name="P12">2.</text:p>
      <text:p text:style-name="P12">Объект — то на что направленны наши познания.</text:p>
      <text:p text:style-name="P12">Объект изучения социологии — общество .</text:p>
      <text:p text:style-name="P12"/>
      <text:p text:style-name="P12">Предмет — аспект, часть объекта, который изучается определенной наукой.</text:p>
      <text:p text:style-name="P12"/>
      <text:p text:style-name="P12">Наша задача выделить объекты социологии и выделить предметы ее интересов.</text:p>
      <text:p text:style-name="P12"/>
      <text:p text:style-name="P8"><text:span text:style-name="T6">Социология — это наука о становлении, законах функционирования и развития (закономерность) общества как социальная система, социальных общностей, как отдельных элементов этой системы, социальных институтов и организаций, социальных процессов а также особенностей поведения индивида, личностей в социальной системе.</text:span><text:span text:style-name="T3"> </text:span></text:p>
      <text:p text:style-name="P11"/>
      <text:p text:style-name="P12">Личность, индивид — объект, особенности поведения личности — предмет. </text:p>
      <text:p text:style-name="P12"/>
      <text:p text:style-name="P12">Общество — это социальный организм, система сложившихся сфер и форм жизнедеятельности людей.</text:p>
      <text:p text:style-name="P12"/>
      <text:p text:style-name="P9"><text:span text:style-name="T3">Сферы: экономическая, политическая </text:span><text:span text:style-name="T7">(власть)</text:span><text:span text:style-name="T3">, правовая (выделяют не все, </text:span><text:span text:style-name="T7">устанавливают границы и дают санкции за нарушения этих границ</text:span><text:span text:style-name="T3">), </text:span><text:span text:style-name="T8">духовная ( тир социальных института: религия, культура, образование), социальная (взаимодействие разных социальных групп).</text:span></text:p>
      <text:p text:style-name="P13"/>
      <text:p text:style-name="P14">Социальная общность — ассоциация, взаимосвязь индивидов, их объединение на основе сходства условий быта и жизнедеятельности, близости взглядов, сходства интересов (например, нация, класс, семья). <text:s/></text:p>
      <text:p text:style-name="P14"/>
      <text:p text:style-name="P15">Наиболее распространенные общности составляют социальные группы.</text:p>
      <text:p text:style-name="P15">Социальные группы — относительно самостоятельные общности людей, занимающие определенные социально положение в обществе (этнические общности, территориальные объединения, социальные классы и слои, демографические группы, малые социальные группы (те, кто может вступить во взаимосвязь, от 3 до 30, когда можно общаться с каждым).</text:p>
      <text:p text:style-name="P15"/>
      <text:p text:style-name="P15">Социальный институт — относительно устойчивые типы и формы социальной практики, посредством которых организуется общественная жизнь, обеспечивается устойчивость связи и отношений. </text:p>
      <text:p text:style-name="P15"/>
      <text:p text:style-name="P16">Социальные процессы — определенная последовательность изменений социальных свойств, личности (социализация, адаптация), общества (информатизация). </text:p>
      <text:p text:style-name="P16"/>
      <text:p text:style-name="P17">Социология изучает личность не во всем многообразии его свойств, а преимущественно как члена тех или иных социальных групп, носителя социальных качеств. </text:p>
      <text:p text:style-name="P17"/>
      <text:p text:style-name="P17">Структура социологии</text:p>
      <text:p text:style-name="P17">1.Общая социологическая теория — закономерности функционирования и развития общества, крупных социальных общностей.</text:p>
      <text:p text:style-name="P17"/>
      <text:p text:style-name="P17">Социальная стратификация — разделение общества на классы по определенным признакам.</text:p>
      <text:p text:style-name="P17"/>
      <text:p text:style-name="P17"><text:s/>2.Отраслевые социологические теории (теории среднего уровня) рассматривают не общество в целом, а отдельные сферы ,институты общества, те или иные сферы общественной жизни, функционирование социальных институтов. </text:p>
      <text:p text:style-name="P17"><text:soft-page-break/></text:p>
      <text:p text:style-name="P18">3. Эмпирическая, прикладная социология — комплекс социологических исследований, направленный на сбор первичной информации о социальной реальности. Эмпирическая социология направленна на превращение первичных знаний. Прикладная — комплекс, оирентированный на клиента, для изменения общества, как итог преобразование социальной реальности.</text:p>
      <text:p text:style-name="P18"/>
      <text:p text:style-name="P18">Функции социологии: познавательная(формирование знаний), мировоззренческая (предоставляет информацию, которая позволяет ориентироваться в мире, социуме) прикладная (изменение социальной реальности, оптимизация социальной действительности).</text:p>
      <text:p text:style-name="P18"/>
      <text:p text:style-name="P18"/>
      <text:p text:style-name="P18"/>
      <text:p text:style-name="P26">Лекция 2</text:p>
      <text:p text:style-name="P46">Пирамида потребности:</text:p>
      <text:p text:style-name="P46">3, 4 уровни (нижние) — эмпирическая, прикладная социология, которая собирает факты, информацию с помощью прикладных методов. Прикладная социология ориентированна на заказчика, эмпирическая — нет.</text:p>
      <text:p text:style-name="P46"/>
      <text:p text:style-name="P48"><text:span text:style-name="T10">Эмпирическая, прикладная социология</text:span>.</text:p>
      <text:p text:style-name="P46">План:</text:p>
      <text:list xml:id="list1551972408219980777" text:style-name="L3">
        <text:list-item>
          <text:p text:style-name="P136">Общая характеристика основных этапов и программа соц. Исследования</text:p>
        </text:list-item>
        <text:list-item>
          <text:p text:style-name="P137">Методы исследования соц. Явлений (анализ документов, контент-анализ, наблюдение, опрос(анкетный, интервью), <text:s/>наблюдение, <text:span text:style-name="T11">эксперимент).</text:span></text:p>
          <text:p text:style-name="P137"/>
        </text:list-item>
      </text:list>
      <text:p text:style-name="P29">Общая характеристика соц. Исследования.</text:p>
      <text:p text:style-name="P62">Соц исследование ориентированно на сбор и анализ первичной информации о состоянии социальной реальности, динамике социальных процессов, поведении социальных групп и функционировании соц институтов.</text:p>
      <text:p text:style-name="P47"/>
      <text:p text:style-name="P49">Как удостовериться в достоверности сборанной информации? Для этого есть этапы соц исследования.</text:p>
      <text:p text:style-name="P49">Для того чтобы результаты соц исследования имели научный характер, его разделяют на определенные этапы. Чтобы каждый этап мы могли проверить. (Если не делить на этапы, то доказать что-то будет очень сложно). Это методология научного поиска. </text:p>
      <text:p text:style-name="P49"/>
      <text:p text:style-name="P27">Этапы соц исследования</text:p>
      <text:p text:style-name="P49">1. Подготовительный( разработка программы исследования)</text:p>
      <text:p text:style-name="P49">2. Основной (проведение этого исследования)</text:p>
      <text:p text:style-name="P49">Социолог <text:s/>должен <text:s/>обладать многими качествами, одна из которых — коммуникативность, тк ему надо уметь получать правильную информацию от людей.</text:p>
      <text:p text:style-name="P49">3. Обработка и анализ полученной информации, формулирование выводов и практических рекомендаций.</text:p>
      <text:p text:style-name="P49"/>
      <text:p text:style-name="P49">Сложно представить себе более широкую специализацию, нежели социолог</text:p>
      <text:p text:style-name="P49"/>
      <text:p text:style-name="P49">Для того, чтобы исследование носило научный характер, разрабатывается программа: общая концепция исследования, которая содержит методологические и методические предпосылки научного <text:s/>поиска.</text:p>
      <text:p text:style-name="P49"/>
      <text:p text:style-name="P49">Методология — общая система принципов, анализа той или иной соц реальности.</text:p>
      <text:p text:style-name="P50"><text:soft-page-break/>Метод — каким способом мы исследуем или познаем — совокупность приемов и операций.</text:p>
      <text:p text:style-name="P50"/>
      <text:p text:style-name="P50">Социологическое исследование имеет две части: методологическую и методическую.</text:p>
      <text:p text:style-name="P50"/>
      <text:p text:style-name="P50">Методологическая часть программы: </text:p>
      <text:p text:style-name="P50">1.Обоснование актуальности исследования, проблемные ситуации, проблема.</text:p>
      <text:p text:style-name="P51">2. Определение цели и задачи исследования.(Цель — идеальный результат)</text:p>
      <text:p text:style-name="P52">3. Определение объекта и предмета исследования. (предмет и объект — не одно и то же)</text:p>
      <text:p text:style-name="P52">4. Интерпретация понятий <text:s/>(каждое понятие, которое мы выводим в исследовании, должно иметь определение. Все понятия должны быть доведены до эмпирического понятия. Например, конфликт — разговор на повышенных тонах, стресс и тд.)</text:p>
      <text:p text:style-name="P52">5. Выдвижение гипотез (Гипотеза — вероятностное суждение, научное предположение о структуре объекта, сущности связи между ними. Например, пол и удовлетворенность условиями труда.)</text:p>
      <text:p text:style-name="P52"/>
      <text:p text:style-name="P52">Методическая часть программы социологического исследования:</text:p>
      <text:p text:style-name="P53">1. Формирование выборки (определение, исследованной совокупности, <text:span text:style-name="T12">генеральной совокупности, </text:span>), <text:span text:style-name="T12">обоснование системы выборки (необходимо отобрать для исследования такую выборку, которая представляет всю совокупность).</text:span></text:p>
      <text:p text:style-name="P63">2. Выборочные исследования предусматривает сбор информатизации с некоторой части объектов, которая должна быть репрезентативна, те способна представлять изучаемые параметры, свойства, характеристики объектов в целом. Объект в целом — генеральная совокупность.</text:p>
      <text:p text:style-name="P64">3. Определение метода сбора информации, разработка необходимого инструментария.</text:p>
      <text:p text:style-name="P65">Инструментарий — способ, с помощью которого мы собираем информацию. (Те инструменты, ч помощью которго социолог собирает информацию, по этому в анкете должна быть отражена выдвинутая теория и программа.</text:p>
      <text:p text:style-name="P66">4. Обработка собранной информации (SPSS).</text:p>
      <text:p text:style-name="P54"/>
      <text:p text:style-name="P66">Допустим у нас есть тема «Причины конфликтов на предприятии»</text:p>
      <text:p text:style-name="P66">Проблема — противоречие, которое лежит в этой ситуации.</text:p>
      <text:p text:style-name="P66">Проблема «Наличие конфликтов по вертикале между начальником и подчиненным и конфликтов по горизонтали между сотрудниками».</text:p>
      <text:p text:style-name="P66">Цель выявление причин конфликтов.</text:p>
      <text:p text:style-name="P54"/>
      <text:p text:style-name="P66"><text:s/>Причины конфликта: низкий уровень дисциплины работников, низкий уровень руководителя и тд.</text:p>
      <text:p text:style-name="P54"/>
      <text:p text:style-name="P55">Причины должны быть понятны для всех и не должна содержать специальных терминов.</text:p>
      <text:p text:style-name="P52"/>
      <text:p text:style-name="P56">На практике нет одного метода, который используется, как правило это всегда комплекс методов.</text:p>
      <text:p text:style-name="P56"/>
      <text:p text:style-name="P56">Старейший — метод анализа материалов — это может быт искусство, плакаты, <text:span text:style-name="T13">любая информация в любом виде зафиксированная , которая имеет отношение к цели исследований.</text:span></text:p>
      <text:p text:style-name="P56"/>
      <text:p text:style-name="P57">В личных документах мы видим как конкретный человек относится к событию, очень часто оценка субъективна.</text:p>
      <text:p text:style-name="P57"/>
      <text:p text:style-name="P57">Контент-анализ — метод количественной обработки информации, применяется при изучении больших массивов текста (газетно-журнальная периодика). Выделяются смсловвые единицы: <text:soft-page-break/>слова, фразы. Подсчитывается их частота упоминания в тексте. И по этому можно судить, какая проблема обсуждалась выше всего в данный момент времени.</text:p>
      <text:p text:style-name="P57"/>
      <text:p text:style-name="P58">Минусы: Документ вторичен, субъективен, написан в контексте, который был нужен человеку.</text:p>
      <text:p text:style-name="P56"/>
      <text:p text:style-name="P58">Наблюдение — непосредственная регистрация событий очевидцем.</text:p>
      <text:p text:style-name="P58">Невключенное наблюдение — наблюдение со стороны(цель деятельности группы, поведение группы, сколько эта ситуация продолжается) </text:p>
      <text:p text:style-name="P58"/>
      <text:p text:style-name="P58">Включенное наблюдение — социолог является участником событий (<text:span text:style-name="T14">позволяет узнать многие скрытые стороны, а еще существует опасность, что человек начнет думать как эта группа, потеря субъективности)</text:span></text:p>
      <text:p text:style-name="P58"/>
      <text:p text:style-name="P58"/>
      <text:p text:style-name="P59">Самый распространенный метод — метод опроса — метод сбора соц информации посредством обращения с опросами к определенной группе людей с вопросами.</text:p>
      <text:p text:style-name="P59">Есть две разновидности: непосредственное (с помощью интервью) и опосредованное (с помощью анкеты).</text:p>
      <text:p text:style-name="P59">Опрашиваемый — реопндент.</text:p>
      <text:p text:style-name="P59">Анкета — структурно организованный набор вопросов, непосредственно связаный с целью и задачами исследования. </text:p>
      <text:p text:style-name="P59">Структурно организованный набор вопростов:</text:p>
      <text:p text:style-name="P59"><text:tab/>шапка:</text:p>
      <text:list xml:id="list749122665092537289" text:style-name="L4">
        <text:list-item>
          <text:p text:style-name="P138">какая организация проводит исследование</text:p>
        </text:list-item>
        <text:list-item>
          <text:p text:style-name="P138">обращение</text:p>
        </text:list-item>
        <text:list-item>
          <text:p text:style-name="P138">цель исследования</text:p>
        </text:list-item>
        <text:list-item>
          <text:p text:style-name="P138">как будут использоваться результаты</text:p>
        </text:list-item>
        <text:list-item>
          <text:p text:style-name="P138">правила заполнения анкеты</text:p>
        </text:list-item>
      </text:list>
      <text:p text:style-name="P59"><text:tab/><text:tab/>главная задача: с мотивировать человека ответить на вопросам</text:p>
      <text:p text:style-name="P59"><text:tab/>основная часть:</text:p>
      <text:p text:style-name="P59"><text:tab/><text:tab/>вопросы:</text:p>
      <text:list xml:id="list4539418538012344823" text:style-name="L5">
        <text:list-item>
          <text:p text:style-name="P139">совсем легкие вопросы, которые не вызывают сомнения.</text:p>
        </text:list-item>
        <text:list-item>
          <text:p text:style-name="P139">Трудные вопросы, связанные непосредственно с целью исследования, проверками гипотез.</text:p>
        </text:list-item>
        <text:list-item>
          <text:p text:style-name="P139">Контрольные вопросы, которые перепроверяют наиболее трудные вопроты.</text:p>
        </text:list-item>
      </text:list>
      <text:p text:style-name="P59"/>
      <text:p text:style-name="P59"><text:tab/><text:tab/>Поспартичка, демографическая:</text:p>
      <text:list xml:id="list4433491389455521043" text:style-name="L6">
        <text:list-item>
          <text:p text:style-name="P140">пол</text:p>
        </text:list-item>
        <text:list-item>
          <text:p text:style-name="P140">возраст</text:p>
        </text:list-item>
        <text:list-item>
          <text:p text:style-name="P140">соц положение</text:p>
        </text:list-item>
      </text:list>
      <text:p text:style-name="P59"/>
      <text:p text:style-name="P28">Интервью</text:p>
      <text:p text:style-name="P59">1. Установление первого контакта, создание благоприятной атмосферы для разговора.</text:p>
      <text:p text:style-name="P60">2. Выяснение сведений о респонденте: обязанности, где он работает — факты.</text:p>
      <text:p text:style-name="P60">3. Непосредственно вопросы <text:span text:style-name="T15">(</text:span> эхо(повторение последней фразы человека), кивание головой <text:span text:style-name="T15">и прочие вопросы)</text:span>.</text:p>
      <text:p text:style-name="P61">4. Конец интервью (благодарность и наилучшие пожелания респонденту).</text:p>
      <text:p text:style-name="P60"/>
      <text:p text:style-name="P60"/>
      <text:p text:style-name="P34"><text:soft-page-break/>Лекция 3</text:p>
      <text:p text:style-name="P30">Общество как социальная система</text:p>
      <text:list xml:id="list1905304024174132515" text:style-name="L7">
        <text:list-header>
          <text:p text:style-name="P141">Вопросы:</text:p>
        </text:list-header>
        <text:list-item>
          <text:p text:style-name="P141"><text:s/>понятие общества и его подсистемы</text:p>
        </text:list-item>
        <text:list-item>
          <text:p text:style-name="P141">виды обществ</text:p>
        </text:list-item>
        <text:list-item>
          <text:p text:style-name="P141">социологические концепции изменения и развития общества</text:p>
        </text:list-item>
      </text:list>
      <text:p text:style-name="P67">Что же такое общество:</text:p>
      <text:list xml:id="list6163653644022569474" text:style-name="L8">
        <text:list-item>
          <text:p text:style-name="P142">В самом широком смысле, общество — обособившаяся от природы часть материального мира, совокупность исторически сложившихся форм совместной деятельности людей. </text:p>
        </text:list-item>
        <text:list-item>
          <text:p text:style-name="P142">В узком социологическом смысле, общество — <text:span text:style-name="T16">совокупность людей, проживающих исторически длительное время на одной и той же территории, создавших собственную культуру и политическую систему управления. </text:span></text:p>
        </text:list-item>
      </text:list>
      <text:p text:style-name="P68">Культуру не слежует ограничивать только духовной сферой это и то, во что мы одеты, и то, что мы едим.</text:p>
      <text:p text:style-name="P68"/>
      <text:p text:style-name="P68">Признаки общества:</text:p>
      <text:list xml:id="list7753664634711282493" text:style-name="L9">
        <text:list-item>
          <text:p text:style-name="P143">территория, на которой происходит консолидация территориальной связи (Шарль Монтьескле обратил внимание на существование связи между климатом и формой управления, например чем в стране жарче, тем в ней меньше демократии, а еще на связь размеров территории и демократичностью власти)</text:p>
        </text:list-item>
        <text:list-item>
          <text:p text:style-name="P144">Способность поддерживать и воспроизводить высокую интенсивность внутренней взаимосвязи благодаря социальным структурам, как соц. институт и тд. </text:p>
        </text:list-item>
        <text:list-item>
          <text:p text:style-name="P144">Автономность и высокий уровень саморегуляции (автономность — отсутствие внешних управленч<text:span text:style-name="T17">е</text:span>ских импульсов, общество управляется исключительно теми институтами, организации, которые возникают, создаются внутри него самого, <text:span text:style-name="T17">общество без вмешательства из вне выполняет свои основные функции — удовлетворение потребностей людей</text:span>)</text:p>
        </text:list-item>
        <text:list-item>
          <text:p text:style-name="P145">Общество — интегрирующая целостная система, состоящая из взаимосвязанных элементов - <text:s/>социальных структур.</text:p>
        </text:list-item>
      </text:list>
      <text:p text:style-name="P69"/>
      <text:p text:style-name="P69">Другие признаки общества</text:p>
      <text:list xml:id="list133714093157314" text:continue-numbering="true" text:style-name="L9">
        <text:list-item>
          <text:p text:style-name="P145">Коммуникация между членами общества</text:p>
        </text:list-item>
        <text:list-item>
          <text:p text:style-name="P145">Экономическая функция</text:p>
        </text:list-item>
        <text:list-item>
          <text:p text:style-name="P145">Защита членов общества от физической опасности</text:p>
        </text:list-item>
        <text:list-item>
          <text:p text:style-name="P145">Замещение членов общества</text:p>
        </text:list-item>
        <text:list-item>
          <text:p text:style-name="P146">Контроль за поведением членов общества</text:p>
        </text:list-item>
      </text:list>
      <text:p text:style-name="P70"/>
      <text:p text:style-name="P71">Общество состоит из следующих подсистем</text:p>
      <text:list xml:id="list4133115319890416768" text:style-name="L10">
        <text:list-item>
          <text:p text:style-name="P147">Экономическая сфера(производство товаров, услуг, их распределение, обмен, потребление)</text:p>
        </text:list-item>
        <text:list-item>
          <text:p text:style-name="P147">Политическая сфера (завоевание власти и ее удержание, в идеале организация конкурентной борьбы за власть, политическая элита должна предоставлять наследника)</text:p>
        </text:list-item>
        <text:list-item>
          <text:p text:style-name="P147">Духовная сфера (сфера отношений, возникающих при производстве, передаче и освоении духовных ценностей, это знание, верование, норма поведения художественных ценностей — культура (создает художественные ценности, хранит их, экспонирует и создает некие нормы взаимодействия людей в обществе), наука (открывает новые знания), религия <text:span text:style-name="T18">(стержень духовной жизни любого общества)</text:span> и образование(передает эти знания последующим поколениям))</text:p>
        </text:list-item>
        <text:list-item>
          <text:p text:style-name="P148"><text:soft-page-break/>Правовая сфера (создание обязательных для исполнения всеми членами общества законов всеми, осуществление социального контроля)</text:p>
        </text:list-item>
        <text:list-item>
          <text:p text:style-name="P148">Социальная сфера (взаимодействие всех социальных слоев, общностей, групп; социальная помощь незащищенным слоям населения)</text:p>
        </text:list-item>
      </text:list>
      <text:p text:style-name="P72"/>
      <text:p text:style-name="P72"/>
      <text:p text:style-name="P31">Виды обществ</text:p>
      <text:p text:style-name="P72"/>
      <text:list xml:id="list7957547507373241120" text:style-name="L11">
        <text:list-item>
          <text:p text:style-name="P149">До индустриальное общество (традиционное, аграрное) — добывающая экономика, использование природных ресурсов (рыболовство, лес, сельское хозяйство, полезные ископаемые). Труд малоквалифицированный, орудие труда — примитивны. Человек подчинен общине, руководствуется в поведении традициями.</text:p>
        </text:list-item>
        <text:list-item>
          <text:p text:style-name="P149">Индустриальное (промышленное) — производящая экономика (машинное производство, фабричная организация, дисциплина труда) национальная система хозяйства, свободная торговля, рынок. Индивид более свободный, возникает гибкость социальных структур, социальная мобильность. Возникают личные свободы человека и система права. <text:s/></text:p>
        </text:list-item>
        <text:list-item>
          <text:p text:style-name="P149">Постиндустриальное (информационное) — обслуживающая экономика, а именно растет роль информационных услуг. Знания → технология → информация. <text:span text:style-name="T19">В перспективе классовое деление общества уступит место профессиональному. Главный социальный институт — не собственность, а университеты. </text:span></text:p>
        </text:list-item>
      </text:list>
      <text:p text:style-name="P73"/>
      <text:p text:style-name="P73"/>
      <text:p text:style-name="P32">Классификация по Карлу Попперу (соотношение социального контроля и свободы человека)</text:p>
      <text:p text:style-name="P74">Закрытые общества — авторитаризм, коллективизм, догматизм (Спарта, Пруссия, Нацистская Германия, СССР при Сталине)</text:p>
      <text:p text:style-name="P74">Открытые общества — современные западные страны (свобода слова и тп)</text:p>
      <text:p text:style-name="P74"/>
      <text:p text:style-name="P74"/>
      <text:p text:style-name="P33">Классификация по Карлу Марксу (способ производства, форма собственности)</text:p>
      <text:p text:style-name="P75">Вся история человечества послледовательная смена </text:p>
      <text:list xml:id="list362890575582887578" text:style-name="L12">
        <text:list-item>
          <text:p text:style-name="P189">первобытная</text:p>
        </text:list-item>
        <text:list-item>
          <text:p text:style-name="P189">рабовладельческая</text:p>
        </text:list-item>
        <text:list-item>
          <text:p text:style-name="P189">феодальная</text:p>
        </text:list-item>
        <text:list-item>
          <text:p text:style-name="P189">капиталистическая</text:p>
        </text:list-item>
      </text:list>
      <text:p text:style-name="P19"/>
      <text:p text:style-name="P20">Базис — способ производства , человек и орудие труда.</text:p>
      <text:p text:style-name="P20">Надстройка — производственные отношения (отношение по поводу распределения прибавочного продукта, собственник и наемный работник)</text:p>
      <text:p text:style-name="P21"/>
      <text:p text:style-name="P21"/>
      <text:p text:style-name="P22">Конт, Спенсер — эволюционное развитие общества (от простого к сложному).</text:p>
      <text:p text:style-name="P22"/>
      <text:p text:style-name="P23">Теория циклического развития — Данилевский, Шпендлер, Тойбли — <text:span text:style-name="T20">общество проходит замкнутыый цикл подъема, расцвета и упадка.</text:span></text:p>
      <text:p text:style-name="P23"/>
      <text:p text:style-name="P24">Системный подход к развитию изменению общества (Парсенс) Любое общество выполняет 4 функции: адаптация к окружающей среде (прежде всего экономическая система), цели достижения (политическая подсистема), интеграция ( связывание элементов системы), удержание образца (воспроизводство моделей поведения).</text:p>
      <text:p text:style-name="P23"/>
      <text:p text:style-name="P25"><text:soft-page-break/>Два вида изменения — изменение равновесия (растет влияние какой-нибудь группы, формируется новый состав государственной власти), изменение структуры, в результате которой общество радикально трансформируется (фактически революция, изменяются все подсистемы общества и внедряются новые, эволюционные, универсальные, которые придают системе качественно новое содержание) </text:p>
      <text:p text:style-name="P25"/>
      <text:p text:style-name="P25"/>
      <text:p text:style-name="P25"/>
      <text:p text:style-name="P25"/>
      <text:p text:style-name="P35">Лекция 4 </text:p>
      <text:p text:style-name="P35"><text:span text:style-name="T30">С</text:span>оциальная структура, стратификация и мобильность общества</text:p>
      <text:p text:style-name="P130">Вопросы:</text:p>
      <text:list xml:id="list2115499335741884606" text:style-name="L13">
        <text:list-item>
          <text:p text:style-name="P150">Социальная структура общества, как совокупность статусов и ролей.</text:p>
        </text:list-item>
        <text:list-item>
          <text:p text:style-name="P150">Социальная стратификация современного общества.</text:p>
        </text:list-item>
        <text:list-item>
          <text:p text:style-name="P150">Социальная мобильность и ее виды.</text:p>
        </text:list-item>
      </text:list>
      <text:p text:style-name="P90"/>
      <text:p text:style-name="P90">В процессе социального взаимодействия люди объединяются в группы, которые определяют социальный статус.</text:p>
      <text:p text:style-name="P36"><text:span text:style-name="T21">Социальный статус — положение, занимаемое человеком в обществе, связанное с </text:span><text:span text:style-name="T22">определенными</text:span><text:span text:style-name="T21"> правами и обязанностями.</text:span></text:p>
      <text:p text:style-name="P91">Показатели статуса: привилегии, зарплата, звания, престиж.</text:p>
      <text:p text:style-name="P91">Для человека свойственно занимать несколько позиций в обществе, для характеристики этих позиций Роберт Мертон ввел понятие статусный набор, те это совокупность статусов данного индивида.</text:p>
      <text:p text:style-name="P91"/>
      <text:p text:style-name="P37"><text:span text:style-name="T21">Разновидности статусов: </text:span><text:span text:style-name="T23">существуют статусы приписанные (аскорективный или врожденные) и достигаемый (приобретенный, дескрективный).</text:span></text:p>
      <text:p text:style-name="P92"/>
      <text:p text:style-name="P38"><text:span text:style-name="T23">С</text:span><text:span text:style-name="T21">татусы бывают главные и неглавные. Главный — основной статус человека, с которым он себя иденцифицирует — статус, который наиболее характерен для данного индивида, по которому его выделяют окружающие.</text:span></text:p>
      <text:p text:style-name="P93"/>
      <text:p text:style-name="P94">Статусы социальные и личные:</text:p>
      <text:p text:style-name="P94">Социальные — объективное положение человека в социальной структуре общества (профессия , национальность, семейное положение).</text:p>
      <text:p text:style-name="P95">Личный статус формируется внутри малой группы в системе неформальных отношений. Он характеризует человека в малой группе.</text:p>
      <text:p text:style-name="P95"/>
      <text:p text:style-name="P96">Существуют смешанные статусы, которые сложно отнести к какому-либо определенному статусу. Сложно сказать, что он его достигает, иногда он не хочет этого статуса, но он у него появляется. Например, статус «заключенный» или «безработный».</text:p>
      <text:p text:style-name="P96"/>
      <text:p text:style-name="P97">Социальный статус предписывает личности определенное социальнеое поведение, которое описывается социальной ролью.</text:p>
      <text:p text:style-name="P97"/>
      <text:p text:style-name="P98">Социальная роль — набор норм, в соответствии с которыми должна вести себя личность, имеющая определенный статус.</text:p>
      <text:p text:style-name="P98"/>
      <text:p text:style-name="P100">Структура роли, предложенная Смейлзером : описание, предписание, оценка, санкции.</text:p>
      <text:p text:style-name="P100"/>
      <text:p text:style-name="P39"><text:span text:style-name="T24">Описание социальной роли — образец, тип поведения, который требуется от человека. (Должностные инструкции, предписания, моральные кодексы, профессиональная этика)</text:span><text:span text:style-name="T21"> </text:span></text:p>
      <text:p text:style-name="P99"><text:soft-page-break/></text:p>
      <text:p text:style-name="P101">Предписание социальной роли — требование вести себя в соответствии с ролью. В зависимости от этого дается оценка выполнения или не выполнения роли.</text:p>
      <text:p text:style-name="P101"/>
      <text:p text:style-name="P40"><text:span text:style-name="T21">Санкции — меры </text:span><text:span text:style-name="T25">поощрения</text:span><text:span text:style-name="T21"> и наказания. </text:span><text:span text:style-name="T25">Поощрения</text:span><text:span text:style-name="T21"> — денежные награждения, государственные награды, продвижение по службе. Негативные санкции — критика, штраф, отказ от </text:span><text:span text:style-name="T25">межличностных</text:span><text:span text:style-name="T21"> отношения, лишение свободы.</text:span></text:p>
      <text:p text:style-name="P102"/>
      <text:p text:style-name="P41"><text:span text:style-name="T21">Социальная роль — ожидаемая со стороны других люде и общества поведение, которое регулярно повторяется в течение длительного времени, </text:span><text:span text:style-name="T26">характерная для того или иного социального статуса.</text:span></text:p>
      <text:p text:style-name="P103"/>
      <text:p text:style-name="P103"/>
      <text:p text:style-name="P42"><text:span text:style-name="T27">С</text:span>оциальная стратификация современного общества.</text:p>
      <text:p text:style-name="P76">Общество иерархично (абсолютно плоских обществ не бывает)</text:p>
      <text:p text:style-name="P77">Основы стратификационной структуры общества является естественное и социальное неравенство людей.</text:p>
      <text:p text:style-name="P77"/>
      <text:p text:style-name="P78">Естественное неравенство — неравентсво с точки зрения здоровья, задатков…</text:p>
      <text:p text:style-name="P78"/>
      <text:p text:style-name="P79">Социальное неравенство обусловленно социальными различиями, которые пораждаются социальными факторами (разделением труда, работники умственного и физического труда, наемные работники, собственники), укладом жизни (городское и сельское население), социальными ролями.</text:p>
      <text:p text:style-name="P79"/>
      <text:p text:style-name="P80">Социальные неравенства накладываются на естественные, в результате чего возникает стратификация.</text:p>
      <text:p text:style-name="P80"/>
      <text:p text:style-name="P81">Стратификация — верт<text:span text:style-name="T28">и</text:span>кальная последовательность положения социальных слоев, классов, сословий в обществе, <text:span text:style-name="T28">их иерархия.</text:span></text:p>
      <text:p text:style-name="P81"/>
      <text:p text:style-name="P82">Теория социальной стратификации: </text:p>
      <text:list xml:id="list5110366834911812767" text:style-name="L14">
        <text:list-item>
          <text:p text:style-name="P151">Экономический критерий (богатство)</text:p>
        </text:list-item>
        <text:list-item>
          <text:p text:style-name="P151">Политический (власть)</text:p>
        </text:list-item>
        <text:list-item>
          <text:p text:style-name="P151">Профессиональный (престиж)</text:p>
        </text:list-item>
      </text:list>
      <text:p text:style-name="P83"/>
      <text:p text:style-name="P83">Маргинал — человек, который не адаптировался к новому социальному статусу.</text:p>
      <text:p text:style-name="P83"/>
      <text:p text:style-name="P84">Социальная структура:</text:p>
      <text:list xml:id="list1944489952049650474" text:style-name="L15">
        <text:list-item>
          <text:p text:style-name="P152">Верхний верхний класс (крупный бизнес, видные политики, деятели культуры, чье общественное влияние и богатство складывалось на протяжении нескольких поколений и значимо в масштабах государства)</text:p>
        </text:list-item>
        <text:list-item>
          <text:p text:style-name="P153">Нижний высший класс (по богатству часто не уступает верхнему высшему, но представляет собой люде, которые достигли социального успеха в первом поколении.</text:p>
        </text:list-item>
        <text:list-item>
          <text:p text:style-name="P153">Верхний средний класс (преуспевающие бизнесмены, топ-менеджеры, видные врачи, научная элита, им характерен высокий уровень профессионализма, они являются экспертами в своей деятельности, но не претендуют на влияние в масштабах всего общества, <text:span text:style-name="T29">но занимают очень устойчивое положение благодаря своему мастерству и положению, чаще всего это мастерство международного уровня)</text:span></text:p>
        </text:list-item>
        <text:list-item>
          <text:p text:style-name="P154">Нижний средний класс (Образованные люди наемного труда и мелкие собственники: инженеры, преподаватели, ученые, высококвалифицированные рабочие)</text:p>
        </text:list-item>
        <text:list-item>
          <text:p text:style-name="P155"><text:soft-page-break/>Верхний несший класс (наемные рабочие, которые создают основной прибавочный продукт в данном обществе: крестьяне, малоквалифицированые рабочие, работа, которая не требует специальных навыков)</text:p>
        </text:list-item>
        <text:list-item>
          <text:p text:style-name="P155">Социальное дно (нищие, безработные, бездомные)</text:p>
        </text:list-item>
      </text:list>
      <text:p text:style-name="P85"/>
      <text:p text:style-name="P85">Существуют и другие классификации.</text:p>
      <text:p text:style-name="P43"/>
      <text:p text:style-name="P44">Социальная мобильность</text:p>
      <text:p text:style-name="P86">Социальными лифтами являются: система образование, принадлежность к религии, политика, армия, Интернет, <text:span text:style-name="T31">брак.</text:span></text:p>
      <text:p text:style-name="P86"/>
      <text:p text:style-name="P87">Социальная мобильность — перемещение отдельных индивидов и целых групп в рамках системы социальной стратификации. <text:span text:style-name="T32">Это может быть горизонтальная и вертикальная мобильность.</text:span></text:p>
      <text:p text:style-name="P88">Горизонтальная — человек перемещается на одном и том же уровне.</text:p>
      <text:p text:style-name="P89">Вертикальная мобильность — перемещение на более высокий уровень в системе социальной стратификации или на более низкий.</text:p>
      <text:p text:style-name="P89"/>
      <text:p text:style-name="P89">Скорость протекания: быстрая и медленная.</text:p>
      <text:p text:style-name="P89"/>
      <text:p text:style-name="P89">Межпоколенная и внутрипоколенная мобильность.</text:p>
      <text:p text:style-name="P89">Межпоколенная — меняется статус детей в сравнении со статусом родителей.</text:p>
      <text:p text:style-name="P89">Внутрипоколенная — сменение статуса в соответствии со сверстниками.</text:p>
      <text:p text:style-name="P89"/>
      <text:p text:style-name="P89">Единичная — перемещается отдельный человек.</text:p>
      <text:p text:style-name="P89">Массовая — перемещается целая группа.</text:p>
      <text:p text:style-name="P89"/>
      <text:p text:style-name="P89"/>
      <text:p text:style-name="P45">Лекция 5</text:p>
      <text:p text:style-name="P45">Личность, как объект социологического анализа</text:p>
      <text:p text:style-name="P104">Вопросы:</text:p>
      <text:list xml:id="list384389290308419837" text:style-name="L16">
        <text:list-item>
          <text:p text:style-name="P156">Понятие личности в социологии и ее структура</text:p>
        </text:list-item>
        <text:list-item>
          <text:p text:style-name="P156">Социальные типы личности,<text:span text:style-name="T33"> ц</text:span>ен<text:span text:style-name="T33">н</text:span>остные ориентации и проблемы потребности</text:p>
        </text:list-item>
        <text:list-item>
          <text:p text:style-name="P157">Социализация личности</text:p>
        </text:list-item>
      </text:list>
      <text:p text:style-name="P105"/>
      <text:p text:style-name="P105">Соотношения понятий «человек», «личность», «индивидуальность».</text:p>
      <text:p text:style-name="P105">Человек — (Платон : двуногое, бесперое существо с короткими ногтями) био-социальное существо, обладающее членораздельной речью, сознанием, высшими психическими функциями (воля, память, мышление), способное создавать орудие труда и пользоваться ими.</text:p>
      <text:p text:style-name="P104"/>
      <text:p text:style-name="P104"/>
      <text:p text:style-name="P106">Индивид — конкретный человек, единичный представитель человеческого рода.</text:p>
      <text:p text:style-name="P106"/>
      <text:p text:style-name="P107">При обозначении социальной составляющей человека , сооциальной сущности используется понитие личность.</text:p>
      <text:p text:style-name="P107"/>
      <text:p text:style-name="P107"/>
      <text:p text:style-name="P107">Личность — единичный человек, как система устойчивых качест, свойств, реализуемых в реальной жизни.</text:p>
      <text:p text:style-name="P107"/>
      <text:p text:style-name="P107">Два подхода к рассмотрению личности:</text:p>
      <text:list xml:id="list7500002711522936539" text:style-name="L17">
        <text:list-item>
          <text:p text:style-name="P158"><text:soft-page-break/>рассматривает человека как объект социального взаимодействия <text:span text:style-name="T34">(Карл Маркс: личность — совокупность социального взаимодействия)</text:span></text:p>
        </text:list-item>
        <text:list-item>
          <text:p text:style-name="P159">рассматривает человека как субъект, который формирует определенные качества и свойства, развивается и преобразует социальную среду.</text:p>
        </text:list-item>
      </text:list>
      <text:p text:style-name="P108"/>
      <text:p text:style-name="P108"/>
      <text:p text:style-name="P109">Автономность личности системы социальных связей проявляется в выборе социальных ролей, своеобразном их исполнении, а также возможности отказа выполнения <text:span text:style-name="T35">неприемлемой</text:span> роли.</text:p>
      <text:p text:style-name="P109"/>
      <text:p text:style-name="P110">Личность — мера усвоения человеком социального опытапознания, общения и деятельности, <text:span text:style-name="T35">а также мера обогощения человеком этого опыта. (Кон)</text:span></text:p>
      <text:p text:style-name="P110"><text:s/></text:p>
      <text:p text:style-name="P111">Для того, чтобы подчеркнуть уникальность личности, ее непохожесть на других используют понятие индивидуальность.</text:p>
      <text:p text:style-name="P112">Индивидуальность — человек во всем неповторимом многообразии физических, психических, социальных свойств.</text:p>
      <text:p text:style-name="P112"/>
      <text:p text:style-name="P113">Человек → Индивид → личность → индивидуальность.</text:p>
      <text:p text:style-name="P113"/>
      <text:p text:style-name="P115">Структура личности.</text:p>
      <text:p text:style-name="P114">Фрейд: личность состоит из трех уровней:</text:p>
      <text:list xml:id="list2359118699166820647" text:style-name="L18">
        <text:list-item>
          <text:p text:style-name="P160"><text:s/>ид — оно</text:p>
        </text:list-item>
        <text:list-item>
          <text:p text:style-name="P160">эго — я</text:p>
        </text:list-item>
        <text:list-item>
          <text:p text:style-name="P160">суперЭго — сверхЯ</text:p>
        </text:list-item>
      </text:list>
      <text:p text:style-name="P114">Конфликт личности — личность находится между двумя уровнями.</text:p>
      <text:p text:style-name="P114"/>
      <text:p text:style-name="P116">Желания, которые человек не может реализовать из-за взглядов общества, он может перевести в другой вид энергии, такое явление называется сублимация.</text:p>
      <text:p text:style-name="P116"/>
      <text:p text:style-name="P117">Вытеснение — человек старается не думать о желании и потихоньку вытесняет свое желание.</text:p>
      <text:p text:style-name="P117"/>
      <text:p text:style-name="P119">Биологические и социальные качества человека.</text:p>
      <text:p text:style-name="P118"/>
      <text:p text:style-name="P118"><text:span text:style-name="T38">1.Биологическая </text:span><text:span text:style-name="T39">под структура</text:span></text:p>
      <text:p text:style-name="P3"><text:span text:style-name="T37">Низшая</text:span><text:span text:style-name="T36"> биологическая </text:span><text:span text:style-name="T37">под структура</text:span><text:span text:style-name="T36"> </text:span>– биологически обусловленные <text:span text:style-name="T40">врожденных</text:span> свойства человека (темперамент, пол, возраст, конституция тела)</text:p>
      <text:p text:style-name="P3"><text:span text:style-name="T36">2 Индивидуальная психологическая </text:span>подструктура личности (формируется как на основе задатков, так и на этапах развития)</text:p>
      <text:p text:style-name="P3"><text:span text:style-name="T36">3. Социально обусловлен</text:span><text:span text:style-name="T37">н</text:span><text:span text:style-name="T36">а</text:span><text:span text:style-name="T37">я</text:span><text:span text:style-name="T36"> ( в него </text:span>входят приобретенные человеком знания умения навыки)</text:p>
      <text:p text:style-name="P3"><text:span text:style-name="T36">4. Высший уровень, включающий </text:span>идеалы, потребности, ценности, мировоззрения человека, формируется под влиянием культуры, морали, иде<text:span text:style-name="T40">о</text:span>логии</text:p>
      <text:p text:style-name="P118"/>
      <text:p text:style-name="P118"/>
      <text:p text:style-name="P120">Потребность — испытываемая человеком нужда, необходимость в определенных жизни и развития.</text:p>
      <text:p text:style-name="P120"/>
      <text:p text:style-name="P121">1 уровень — физиологические потребности</text:p>
      <text:p text:style-name="P121">2уровень — потребности безопасности</text:p>
      <text:p text:style-name="P122">3 уровень — потребность в обществе, принадлежности какой-либо соц группе</text:p>
      <text:p text:style-name="P123"><text:soft-page-break/>4 уровень — престижные потребности</text:p>
      <text:p text:style-name="P124">5 уровень — духовные потребности</text:p>
      <text:p text:style-name="P124"/>
      <text:p text:style-name="P125">Ценности — объекты, способные удовлетворять потребности людей.</text:p>
      <text:p text:style-name="P126">Ценностная ориентация проявляется в стремлении человека овладеть желательными ценностями.</text:p>
      <text:p text:style-name="P126"/>
      <text:p text:style-name="P126">Существует типология личностей по ценностям: консерваторы(долг, дисциплина), идеалисты (независимость, пренебрежение авторитетами, установка на саморазвитие), реалисты, едонистический тип (люди, которые хо<text:span text:style-name="T41">тят</text:span> получить от жизни максиммум удовольствия), <text:span text:style-name="T41">прострерованный тип личности (отказ от удовольствия)</text:span></text:p>
      <text:p text:style-name="P126"/>
      <text:p text:style-name="P127">Оптимальный базисный тип личности — тип личности, наилучшим образом, отвечающий потребностям развития общества</text:p>
      <text:p text:style-name="P127"/>
      <text:p text:style-name="P161">Идеальный тип личности — непривязан к конкретным условиям и рассматривается как эталон личности</text:p>
      <text:p text:style-name="P161"/>
      <text:p text:style-name="P161"/>
      <text:p text:style-name="P161"/>
      <text:p text:style-name="P190">Лекция 6</text:p>
      <text:p text:style-name="P190">Социология культуры</text:p>
      <text:p text:style-name="P162">Вопросы:</text:p>
      <text:list xml:id="list1109011585975810433" text:style-name="L19">
        <text:list-item>
          <text:p text:style-name="P163">Специфика социологического подхода к анализу культуры</text:p>
        </text:list-item>
        <text:list-item>
          <text:p text:style-name="P163">Переменные функции культуры (переменные культуры — язык, знаки, символы, ценности)</text:p>
        </text:list-item>
        <text:list-item>
          <text:p text:style-name="P163">Культурные универсалии и многообразие культурных форм.</text:p>
        </text:list-item>
      </text:list>
      <text:p text:style-name="P164"/>
      <text:p text:style-name="P164">Культура — (лат. Возделывание почвы) <text:span text:style-name="T42">воспитание, образование, просвещение души. В самом широком смысле, культура — все достижения человека</text:span></text:p>
      <text:p text:style-name="P164"/>
      <text:p text:style-name="P165">Мат. культура — сфера материального производства и его продукт, например техника, технология, средства связи, производственная техника, дороги, транспорт, жилище, предметы быта, одежда.</text:p>
      <text:p text:style-name="P165"/>
      <text:p text:style-name="P166">Духовная культура — сфера духовного производства и его результатов, религия, философия, мораль, искусство, наука.</text:p>
      <text:p text:style-name="P166"/>
      <text:p text:style-name="P167">Особенности социологического подхода:</text:p>
      <text:list xml:id="list8872592964503656211" text:style-name="L20">
        <text:list-item>
          <text:p text:style-name="P168">Социология выявляет закономерности процесса функционирования культуры в обществе. <text:span text:style-name="T43">О</text:span>собенности культурного уровня различных групп.</text:p>
        </text:list-item>
        <text:list-item>
          <text:p text:style-name="P169">Культура понимается как фактор образования и организация жизни общества</text:p>
        </text:list-item>
        <text:list-item>
          <text:p text:style-name="P170">Функциональный подход к культуре — культура как способ удовлетворения человеческих потребностей, развития человека.</text:p>
        </text:list-item>
        <text:list-item>
          <text:p text:style-name="P171">Институциональный подход, социология рассматривает социальные институты, действующие в социальной культуре. Социальные институты культуры — с<text:span text:style-name="T45">о</text:span>вокупность социальных структур и общественных учреждений, <text:span text:style-name="T44">в рамках которых развивается культура.</text:span></text:p>
        </text:list-item>
      </text:list>
      <text:p text:style-name="P172">Элементы функции культуры</text:p>
      <text:p text:style-name="P172">Язык — построенная определенным образом знаковая система, рассматривается как средство коммуникаций. Язык также рассматривается как система знаков и символов, наделенных <text:soft-page-break/>определенным смыслом. Таким образом язык выполняет функцию распространителя культуры и сам является результатом развития культуры.</text:p>
      <text:p text:style-name="P172"/>
      <text:p text:style-name="P173">Знак — элемент культуры, материальный предмет, выступающий в качестве носителя информации о других предметах, используемый для ее преобретения, хранения, переработки и передачи.</text:p>
      <text:p text:style-name="P173"/>
      <text:p text:style-name="P173">Разновидности знаков:</text:p>
      <text:p text:style-name="P173">Знаки копии: фотографии, отпечатки пальцев, копии.</text:p>
      <text:p text:style-name="P173">Знаки признаки: народные предметы</text:p>
      <text:p text:style-name="P174">Знаки символы: условный знак, символ, знамение : обобщенный образ предмета, имеющий некий смысл, который не очевиден. <text:span text:style-name="T46">Символ - </text:span><text:s/><text:span text:style-name="T46">обобщенный образ какого-то явления или предмета имеющее скрытое значение, отличное от первоначального содержания. Символ — это знак, у которого много смыслов. </text:span></text:p>
      <text:p text:style-name="P174"/>
      <text:p text:style-name="P175">Ценности — определенные культурные стандарты, которые служат ориентиром для самоопределения личности в обществе.</text:p>
      <text:p text:style-name="P175"/>
      <text:p text:style-name="P176">Нормы — правила, образцы и стандарты поведения в соответствие с ценностями определенной культуры.</text:p>
      <text:p text:style-name="P176">Нормы — законы, мода…</text:p>
      <text:p text:style-name="P176"/>
      <text:p text:style-name="P177">Помимо этого существуют также обычаи, традиции, обряды, ритуалы.</text:p>
      <text:p text:style-name="P177"/>
      <text:p text:style-name="P178">Культура выступает как метод целостного освоения действительности в разных видах деятельности</text:p>
      <text:p text:style-name="P178"/>
      <text:p text:style-name="P179">Практически преобразовательная — культура организовывает, определяет содержание направленности практической деятельности людей.</text:p>
      <text:p text:style-name="P179"/>
      <text:p text:style-name="P179">Регулятивная, нормативная, интегрирующая функции <text:s/>культуры — распространяет определенные социальные нормы и тем самым контролирует поведение людей.</text:p>
      <text:p text:style-name="P179"/>
      <text:p text:style-name="P180">Гетерестическая — ориентирована на получение удовольствия.</text:p>
      <text:p text:style-name="P180"/>
      <text:p text:style-name="P180"/>
      <text:p text:style-name="P181">Культурные универсалии — нормы и ценности, которые присуще всем культурам, независимо от географического положения, исторического периода или социальных условий.</text:p>
      <text:p text:style-name="P182">Примеры: язык, этика, искусство, обычаи.</text:p>
      <text:p text:style-name="P182"/>
      <text:p text:style-name="P183">Возникает вопрос, как человек воспринимает другую культуру: <text:span text:style-name="T47">два способа: </text:span>этноцентризм и культурный <text:span text:style-name="T47">реляцевизм</text:span>.</text:p>
      <text:p text:style-name="P183"/>
      <text:p text:style-name="P183">Этноцентризм — тенденция оценивать другие культуры через призму своей с позиции ее превосходства.</text:p>
      <text:p text:style-name="P183"/>
      <text:p text:style-name="P183">Культурный <text:span text:style-name="T47">реляцевизм</text:span> — признание самобытности любой культуры, отрицание превосходства какой-либо одной.</text:p>
      <text:p text:style-name="P183"/>
      <text:p text:style-name="P184"><text:span text:style-name="T48">Третий вариант: </text:span>Индивид испытывает чувство гордости за свою культуру, в то же время способен понять другие культуры, оценить их самобытность и значение.</text:p>
      <text:p text:style-name="P184"/>
      <text:p text:style-name="P185"><text:soft-page-break/>Формы культуры: единичная и массовая.</text:p>
      <text:p text:style-name="P185">Единичная — уникальная. Разделяется на народную и элетарную. Народная — мифы, легенды, танцы. Элитарная — уникальная культура, но созданная известными представителями элитарной части общества, профессиональными творцами.</text:p>
      <text:p text:style-name="P185"/>
      <text:p text:style-name="P186">Массовая культура — характеризуется развлекательным характером, создается большими тиражами в <text:span text:style-name="T49">расчете</text:span> на широкую публику.</text:p>
      <text:p text:style-name="P186"/>
      <text:p text:style-name="P187"><text:span text:style-name="T49">Доминирующая</text:span> культура — культура, которой руководствуется большинство членов общества.</text:p>
      <text:p text:style-name="P187">Контр-культура — культура, которая <text:span text:style-name="T49">противопоставит</text:span> <text:span text:style-name="T49">доминирующей.</text:span></text:p>
      <text:p text:style-name="P187"/>
      <text:p text:style-name="P188">Субкультура — культура какой-либо социальной группы, она не отрицает общей человеческой <text:span text:style-name="T50">культуры</text:span>, но имеет некие <text:span text:style-name="T50">особенности.</text:span></text:p>
      <text:p text:style-name="P1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2:01:14.226985383</meta:creation-date>
    <dc:date>2017-11-16T13:36:30.490190609</dc:date>
    <meta:editing-duration>PT7H30M55S</meta:editing-duration>
    <meta:editing-cycles>137</meta:editing-cycles>
    <meta:generator>LibreOffice/5.1.6.2$Linux_X86_64 LibreOffice_project/10m0$Build-2</meta:generator>
    <meta:document-statistic meta:table-count="0" meta:image-count="0" meta:object-count="0" meta:page-count="14" meta:paragraph-count="302" meta:word-count="3573" meta:character-count="30311" meta:non-whitespace-character-count="26932"/>
  </office:meta>
</office:document-meta>
</file>